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SoapProviderMarshaler.isUseJbi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ProviderMarshaler.setPolicies( Policy [ ] polic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ProviderMarshaler.handleResponse( MessageExchange exchange , SmxHttpExchange http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ttpSoapProviderMarshaler.getChain( Phase pha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ttpSoapProviderMarshaler.setUseJbiWrapper( boolean useJbiWr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ProviderMarshaler.getBas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ProviderMarshaler.getPoli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ProviderMarshaler.get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ProviderMarshaler.setBinding( Binding &lt; ? &gt; 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ProviderMarshaler.handleException( MessageExchange exchange , SmxHttpExchange httpExchange ,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ProviderMarshaler.setBaseUrl( String bas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ProviderMarshaler.createRequest( final MessageExchange exchange , final NormalizedMessage inMsg , final SmxHttpExchange httpExchan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